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F80000020B012E96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n" fo:country="US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8.751cm" draw:z-index="0"><draw:image xlink:href="Pictures/10000201000003F80000020B012E961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2T21:13:09.769221317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3.2$Linux_X86_64 LibreOffice_project/88805f81e9fe61362df02b9941de8e38a9b5fd16</meta:generator>
  </office:meta>
</office:document-meta>
</file>